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list-style-name="L1"/>
    <style:style style:name="P3" style:family="paragraph" style:parent-style-name="Standard" style:list-style-name="L2">
      <style:text-properties fo:font-style="normal" style:font-style-asian="normal" style:font-style-complex="normal"/>
    </style:style>
    <style:style style:name="P4" style:family="paragraph" style:parent-style-name="Standard" style:list-style-name="L3">
      <style:text-properties fo:font-style="normal" style:font-style-asian="normal" style:font-style-complex="normal"/>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05/10/21 – 2° lezione</text:p>
      <text:p text:style-name="Standard"/>
      <text:p text:style-name="Standard">Ci sono molte cose non chiare. Non tutto ha un nome.</text:p>
      <text:p text:style-name="Standard">I sistemi riflessivi possono essere classificati sulla base di:</text:p>
      <text:p text:style-name="Standard">-quando e cosa possono fare.</text:p>
      <text:p text:style-name="Standard">COSA: Che tipo di azioni riflessive il sistema può fare:</text:p>
      <text:p text:style-name="Standard">-azioni riflessive strutturali (cambiare la classe/sistema in maniera semplice) e comportamentali (cambiare come si comporta il nostro sistema);</text:p>
      <text:p text:style-name="Standard">-possiamo fare introspezione (solo per osservare, anche per dire valori di variabili) e intercessione (per alterare).</text:p>
      <text:p text:style-name="Standard">Queste due sono le facce della stessa medaglia. </text:p>
      <text:p text:style-name="Standard">QUANDO: le entita del meta-livello esistono:</text:p>
      <text:p text:style-name="Standard">-a tempo di compilazione; (il sistema è “morto”, facile da modificare anche se ci sono i tipi).</text:p>
      <text:p text:style-name="Standard">-a tempo di load-time; (bytecode, devo lavorare a un livello più basso ma non mi devo preoccupare di andare a cercare nella VM tutte le istanza create, perché non ci sono)</text:p>
      <text:p text:style-name="Standard">-a run-time (modifiche dipendenti dallo stato dell'oggetto).</text:p>
      <text:p text:style-name="Standard"/>
      <text:p text:style-name="Standard">La riflessione comportamentale permette al programma di monitorare e manipolare le sue stesse computazioni, tipo:</text:p>
      <text:p text:style-name="Standard">-rappare la chiamata a un metodo e fargliene chiamare un altro</text:p>
      <text:p text:style-name="Standard">-monitorare lo stato di un oggetto</text:p>
      <text:p text:style-name="Standard">-creare un nuovo oggetto</text:p>
      <text:p text:style-name="Standard">sono tutte attività che possono essere fatte a run-time senza supporto specifico.</text:p>
      <text:p text:style-name="Standard">La riflessione strutturale permette al programma di ispezionare e alterare la sua stessa struttura, tipo:</text:p>
      <text:p text:style-name="Standard">-il codice di un metodo può essere modificato o rimosso dalla classe;</text:p>
      <text:p text:style-name="Standard">-nuovi metodi e campi possono essere aggiungi ad una classe e così via.</text:p>
      <text:p text:style-name="Standard">Queste attività hanno bisogno di un supporto specifico dall'ambiente di esecuzione (VM, RTE...) per essere portate a run-time.</text:p>
      <text:p text:style-name="Standard"/>
      <text:p text:style-name="Standard">10</text:p>
      <text:p text:style-name="Standard">Quasi ogni attività riflessiva non viene fatta direttamente su un oggetto ma su una loro rappresentazione. Qui il sistema riflessivo fa modifiche, e se alla fine queste modifiche sono legali viene resa effettiva la materializzazione di questi cambiamenti.</text:p>
      <text:p text:style-name="Standard">A compile-time sto cambiano il codice come se stessi usando un editor, mentre a run-time è tutto diverso.</text:p>
      <text:p text:style-name="Standard"/>
      <text:p text:style-name="Standard">11</text:p>
      <text:p text:style-name="Standard">Anni '80, nasce l'OO e la reflection. Alcuni problemi presi in considerazione furono:</text:p>
      <text:p text:style-name="Standard">-Quali entità vanno reificate?</text:p>
      <text:p text:style-name="Standard">-cosa e come è implementata la connessione causale?</text:p>
      <text:p text:style-name="Standard">-quand'è che l'esecuzione “shifta” al meta-livello?</text:p>
      <text:p text:style-name="Standard"/>
      <text:p text:style-name="Standard">12</text:p>
      <text:p text:style-name="Standard">dipende dal linguaggio di programmazione.</text:p>
      <text:p text:style-name="Standard">-nei linguaggi OO, le entità da reificare sono oggetti, metodi, classi, messaggi etc..</text:p>
      <text:p text:style-name="Standard">-funzionali: chiusure, ambiente, continuation, etc..</text:p>
      <text:p text:style-name="Standard">-concorrenti e orientati agli oggetti: thread, processi, scheduler...</text:p>
      <text:p text:style-name="Standard"/>
      <text:p text:style-name="Standard">13</text:p>
      <text:p text:style-name="Standard">Come viene implementata la connessione causale?</text:p>
      <text:p text:style-name="Standard">Dipende da quando vogliamo fare l'attività riflessiva. La scelta di quando farlo incide molto sulla <text:soft-page-break/>connessione causale.</text:p>
      <text:p text:style-name="Standard">Parolacce=:</text:p>
      <text:p text:style-name="Standard">AOT compile = compilatore</text:p>
      <text:p text:style-name="Standard">Transpiler = traduttore, oggetto che traduce codice sorgente in altro codice sorgente.</text:p>
      <text:p text:style-name="Standard">JIT compiler = compilatore usato in docnet. Viene generato un bytecode che viene letto dalla VM, e per i pezzi di codice usati più spesso li traduce in codice macchina. “quando me ne accorgo, lo traduco in codice macchina”. </text:p>
      <text:p text:style-name="Standard">Load time: è un punto intermedio. Qui il programma è già in RAM se programmiamo in C. In Java invece c'è la JVM, e qui abbiamo il bytecode, ovvero i .class. In C, si mappano indirizzi fisici a indirizzi virtuali. In Java però abbiamo la macchina virtuale, quindi non esiste un loading vero e proprio. Ci saranno indirizzi virtuali della macchina virtuale. Il Loader di Java carica i .class. Diciamo, i file non sono più su disco ma su una struttura dati, all'interno della quale possiamo fare diverse porcate. Ma il nostro bytecode non è in esecuzione. Quindi, a load e compile-time non abbiamo uno stato da modificare.</text:p>
      <text:p text:style-name="Standard"/>
      <text:p text:style-name="Standard">14</text:p>
      <text:p text:style-name="Standard">ultima domanda: come passiamo da un livello all'altro? Quando e perché? Questo dipende dalle entità e da come la connessione è gestita. Ora, il livello controllato non doveva sapere che c'era qualcuno a controllarlo. Ora definiamo azioni di shift-up e shift-down. Lo shift-up, che ci fa salire al meta-livello, deve essere invisibile al livello controllato. Il livello controllato NON SA che a un certo punto stiamo passando al livello di sopra. Lo shift-down è l'opposto.</text:p>
      <text:p text:style-name="Standard"/>
      <text:p text:style-name="Standard">15</text:p>
      <text:p text:style-name="Standard">Qualunque cosa si può fare, ma dobbiamo chiederci quanto costi farlo. </text:p>
      <text:p text:style-name="Standard"/>
      <text:p text:style-name="Standard">16 nel meta-livello e in quello base ci sono oggetti. Ma nel livello base li chiamo referenti, e ciascuno di loro può avere uno o più meta-oggetti relativi ad esso nel meta-livello. Modificare questi ultimi cambia anche gli oggetti referenti. </text:p>
      <text:p text:style-name="Standard">Il MOP (Meta-object protocol) è l'insieme di messaggi che un meta-oggetto può capire, ovvero un insieme di chiamate di metodi che definiscono un comportamento implementato nel nostro sistema riflessivo.</text:p>
      <text:p text:style-name="Standard">Meta-oggetto → definire MOP → definire le funzioni riflessive. Insieme di metodi chiamati all'atto di qualcosa (chiamata metodo, accesso ad attributo, etc..) che di solito non fanno nulla, ma noi li ridefiniamo per avere un comportamento aggiuntivo. E sarà l'associazione oggetto – meta-oggetto a definire il comportamento riflessivo. </text:p>
      <text:p text:style-name="Standard"/>
      <text:p text:style-name="Standard">17</text:p>
      <text:p text:style-name="Standard">Quindi. Abbiamo un ogetto Hello, con metodo sayHello(). Nel meta-oggetto abbiamo IogMeta, con metodo invoke(sayHello). Praticamente, chiamando sayHello() di Hello, scatta l'invoke() che ci fa passare a IogMeta, che chiama doLog, e poi chiama doInvoke e fa tornare il controllo all'oggetto Hello. Quindi avremo diversi messaggi sullo IogFile e sulla console. (è con un file esterno che ho definito l'associazione tra oggetto e meta-oggetto.</text:p>
      <text:p text:style-name="Standard"/>
      <text:p text:style-name="Standard">18</text:p>
      <text:p text:style-name="Standard">Non sempre abbiamo un solo oggetto legato a un solo meta-oggetto. <text:s/>Volte più oggetti base vengono gestiti dallo stesso meta-oggetto, e allo stesso tempo un solo oggetto base può avere più meta-oggetti. </text:p>
      <text:p text:style-name="Standard"/>
      <text:p text:style-name="Standard">19</text:p>
      <text:p text:style-name="Standard">Il meta-oggetto a volte è una Classe anziché un oggetto. (Smalltak fu il primo linguagio a oggetti di successo, ma ha esasperato il concetto di framework. Si aveva un explorer che faceva vedere la gerarchia del sistema delle classi, che implicitamente portava a una torre riflessiva. Aveva <text:soft-page-break/>granularità troppo grossa che lo ha fatto “fallire”).</text:p>
      <text:p text:style-name="Standard"/>
      <text:p text:style-name="Standard">20</text:p>
      <text:p text:style-name="Standard">La torre riflessiva viene realizzata dal collegamento di ereditarietà.</text:p>
      <text:p text:style-name="Standard">Difetti: la classe deve essere disponibile a run-time, e tutte le istanze della classe condividono la stessa meta-classe, e pertanto lo stesso comportamento riflessivo.</text:p>
      <text:p text:style-name="Standard"/>
      <text:p text:style-name="Standard">21</text:p>
      <text:p text:style-name="Standard">questo modello ha una granularità intermedia.</text:p>
      <text:p text:style-name="Standard"/>
      <text:p text:style-name="Standard">22</text:p>
      <text:p text:style-name="Standard">boh ormai mi sono un po' perso :(</text:p>
      <text:p text:style-name="Standard"/>
      <text:p text:style-name="Standard"/>
      <text:p text:style-name="Standard"/>
      <text:p text:style-name="Standard">Meta-Object Protocol (MOP) – 3° slide</text:p>
      <text:p text:style-name="Standard"/>
      <text:p text:style-name="Standard">2</text:p>
      <text:p text:style-name="Standard">Questo protocollo nasce da una semplice intuizione. La manipolazione di un sistema sottostante è sempre stata una necessità per i programmatori. La gente insomma voleva manipolare il codice, ma era difficile da fare anche perché difficilmente si poteva accedere al codice sorgente. L'intuizione fu: un SO ci dà delle system call predefinite. Ma se potessimo customizzarle, queste SysCall, noi programmatori che poi le usiamo? Sarebbe bello, ci permetterebbe di scambiare informazioni in modo molto più semplice rispetto a quello corrente (per l'epoca). Allora l'intuizione fu: se da una parte ho un black box che contiene l'implementazione del servizio che voglio usare, le funzionalità sono limitate dall'API. Col MOPnoi diciamo: ok, abbiamo l'API normale, ma anche un'altra API, il MOP, che mi permette di accedere in maniera arbitraria al black box. Di fatto bypasso le idee del progettatore col MOP. Ma occhio: non sto srivendo nuove funzionalità della libreria. Ma sto semplicemente dicendo che alcune cose che prima le facevo in modo complicato, ora le faccio in un altro modo, sperabilmente più semplice. Dato che la reflection espone il codice della black box, quest'ultima diventa una gray box, lo posso vedere insomma.</text:p>
      <text:p text:style-name="Standard"/>
      <text:p text:style-name="Standard">3</text:p>
      <text:p text:style-name="Standard">Sal meta livello posso osservare le entità base, e queste NON sanno di essere osservate.</text:p>
      <text:p text:style-name="Standard"/>
      <text:p text:style-name="Standard">6</text:p>
      <text:p text:style-name="Standard">Ci sono almeno tre modi di aprire il nostro sistema.</text:p>
      <text:list xml:id="list3690734702741604586" text:style-name="L1">
        <text:list-item>
          <text:p text:style-name="P2">introspezione, ovvero osserviamo lo stato e la struttura del nostro sistema</text:p>
        </text:list-item>
        <text:list-item>
          <text:p text:style-name="P2">intercessione: possiamo modificare il comportamento del sistema</text:p>
        </text:list-item>
        <text:list-item>
          <text:p text:style-name="P2">invocazione: la capacità del sistema di chiamare i metodi esistenti (permessa in Java, l'intercessione invece non è permessa)</text:p>
        </text:list-item>
      </text:list>
      <text:p text:style-name="Standard"/>
      <text:p text:style-name="Standard">7</text:p>
      <text:p text:style-name="Standard">Vediamo i Mop. Il Mop è nato per diversi linguaggi, e ognuno aveva il suo, come Lisp (CLOS) e SmallTalk. Poi sono arrivati linguaggi tipati e interpretati, Java, con la java.lang.reflect (reflection library, Sun, 1995).</text:p>
      <text:p text:style-name="Standard">Sono poi arrivati i linguaggi di programmazione compilati come C e C++, che hanno portatoa OpenC++ e SOM/DSOM, ma non sono più in uso (alcuni di questi di sicuro, altri forse).</text:p>
      <text:p text:style-name="Standard"/>
      <text:p text:style-name="Standard">8</text:p>
      <text:p text:style-name="Standard">Programma completo = Funzionalità di base (dati e algoritmi, ma intendo tutto quello che si occupa di soddisfare il fine ultimo della nostra applicazione, le cose indispensabili e imprescindibili <text:soft-page-break/>insomma) + Preoccupazioni non funzionali (sicurezza, logging, concorrenza, transazionalità, cioè cose a contorno che da sole non servono ma servono quando aggiunge alle funzionalità di base). La separazione tra queste due funzionalità non è netta. </text:p>
      <text:p text:style-name="Standard"/>
      <text:p text:style-name="Standard">9</text:p>
      <text:p text:style-name="Standard">La separation of concerns nostra punto a separare i concerns anche a livello di codice, non solo di design</text:p>
      <text:p text:style-name="Standard"/>
      <text:p text:style-name="Standard">10</text:p>
      <text:p text:style-name="Standard">Con la reflection noi cerchiamo di separare le funzionalità, perché la reflection ne aggiunge. </text:p>
      <text:p text:style-name="Standard"/>
      <text:p text:style-name="Standard"/>
      <text:p text:style-name="Standard">12/10/2021 – 3° Lezione</text:p>
      <text:p text:style-name="Standard"/>
      <text:p text:style-name="Standard">Java Reflection (25 slide)</text:p>
      <text:p text:style-name="Standard"/>
      <text:p text:style-name="Standard">Cominciamo con le cose pratiche, ovvero capire cosa fa una Reflection in Java. Cosa ci mette a disposizione Java?</text:p>
      <text:p text:style-name="Standard"/>
      <text:p text:style-name="Standard">2</text:p>
      <text:p text:style-name="Standard">Java nasce “riflessivo”, ovvero ha sempre avuto una libreria che permetteva di fare attività riflessive (Java Core Reflection API), che tenta di fornire una piccola quantità di attività riflessive rispettose dei tipi, sicure, che supporta l'introspezione all'interno della Virtual Machine. Si può quindi invocare metodi su un oggetti, accedere ai campi, ma non c'è intercessione (cambiare/togliere/aggiungere metodi o campi, o modificare i suoi campi).</text:p>
      <text:p text:style-name="Standard"/>
      <text:p text:style-name="Standard">3</text:p>
      <text:p text:style-name="Standard">L'introspezione è limitante? No, ci permette di fare tante cose interessanti. JavaDoc si basa sull'attività riflessiva. C'è uno strumento esterno che legge le nostre descrizioni e crea una documentazione per la classe. I tool degli IDE (browser, debugger...) usano l'introspezione per darci informazioni sul nostro programma. Perfino la serializzazione e deserializzazione necessitano d'introspezione (costruire una rappresentazione binaria per il backup o la trasmissione). Esistono una WriteObject e ReadObject di default che fanno introspezione (esaminano la classe) e la serializzano (l'oggetto in realtà). L'RMI funziona alla stessa maniera, più o meno.</text:p>
      <text:p text:style-name="Standard"/>
      <text:p text:style-name="Standard">4</text:p>
      <text:p text:style-name="Standard">Fin da Java &lt;= 1.2 abbiamo la reflection (la 1.2 ha permesso a Java di diventare il linguaggio per telefonini (?)). Abbiamo la classe Class e Member, con sottoclassi Field, Method e Constructor. Alla 1.3 abbiamo gli AccessibleObject, Proxy e InvocationHandler. Con la 1.5 abbiamo le Annotation e Instrumentation. Poi sono stati aggiunti anche gli Handler. Noi ci fermeremo a Java 11 comunque. È stato usato per molti anni ed è quello che abbiamo in laboratorio.</text:p>
      <text:p text:style-name="Standard">[Con Java 9 sono stati introdotti i moduli che sono stati dirompenti, perché il codice ad esso precedente che migrava verso Java 9 non funzionava più.</text:p>
      <text:p text:style-name="Standard"/>
      <text:p text:style-name="Standard">5</text:p>
      <text:p text:style-name="Standard">modelli di java delle classi. Non avremo la connessione causale in Java perché non abbiamo l'intercessione (anzi, forse è il contrario).</text:p>
      <text:p text:style-name="Standard">Class è final, non può essere modificata. Poi abbiamo Field, Method etc.. Nell'esempio abbiamo la classe Point con istanze P1, P2 e P3 che hanno meta-rappresentazioni M1, M2 e M3. La nostra torre riflessiva è cortocircuitata da Class.</text:p>
      <text:p text:style-name="Standard"/>
      <text:p text:style-name="Standard">6</text:p>
      <text:p text:style-name="Standard"><text:soft-page-break/>Non c'è connessione causale (strumento che ci permette di copiare nel meta-livello il contenuto del livello base, e quando si arrivava a un punto in cui si potevano manifestare le modifiche si potevano applicare le modifiche al livello sottostante. Questo poteva creare problemi di sicurezza quindi l'hanno tolta, questa possibilità).</text:p>
      <text:p text:style-name="Standard">La classe Class è final, cioè non può essere estesa. Esistono altre meta-classi ad hoc come Field e Method. Inoltre in Java non esiste una vera distinzione tra livello base e meta-livello. Abbiamo un sistema misto dove l'attività riflessiva è fatta dal sistema stesso. Non ci sono operazioni (MOP operations) per modificare le classi. Pertanto, non si possono creare trasformazioni da classe a classe. (Class to class transformations: situazioni in cui abbiamo una classe scritta in un linguaggio pseudo-Java e che viene scritta in Java vero e proprio). [Interfaccia: contratto che impone a alcune classi di implementare alcuni metodi. Cloneable, Remote e Serializable sono particolari, perché? Perché i metodi che ci chiedono di implementare non dobbiamo implementarli per forza. Infatti sono class-to-class transofrmations. Se marco una classe con una di queste interfacce e non implemento un metodo, è il compilatore (?) ad aggiungere (nel bytecode) le implementazioni di queste classi. Viene introdotto direttamente bytecode nel bytecode]. Queste trasformazioni non possiamo farle direttamente, quindi dobbiamo impiegare particolari tecniche.</text:p>
      <text:p text:style-name="Standard"/>
      <text:p text:style-name="Standard">8</text:p>
      <text:p text:style-name="Standard">Object definisceh metodi <text:s/>a cui tutti gli oggetti devono rispondere. Ci interessa solo getClass. [i generici mi turbano (&lt;?&gt;). È un parametro di tipo, e il ? è quello più generico. Quando lo vado a usare devo esplicitare il tipo vero e proprio.].</text:p>
      <text:p text:style-name="Standard"/>
      <text:p text:style-name="Standard">9</text:p>
      <text:p text:style-name="Standard">Vediamo le operazioni di base su Class. È il punto di classe per l'attività riflessiva.</text:p>
      <text:p text:style-name="Standard">ForName() = dal nome della classe otteniamo la classe.</text:p>
      <text:p text:style-name="Standard">NewInstance non ha parametri perché chiama il metodo costruttore di default (?), che è comunque una class-to-class transformations. Tuttavia... se io creo una classe e specifico un costruttore, Java non aggiunge con una c-t-c trans. Il costruttore di default, tant'è che è deprecato newInstance. C'è piuttosto, oggi, il metodo Constructor. Poi abbiamo vari metodi per accedere alle informazioni della classe,</text:p>
      <text:p text:style-name="Standard"/>
      <text:p text:style-name="Standard">10</text:p>
      <text:p text:style-name="Standard">Facciamoci il nostro piccolo MOP, o classe che usa la reflection.</text:p>
      <text:p text:style-name="Standard">Da Java 10 c'è jshell. Funziona come i REP (?) degli altri linguaggi.</text:p>
      <text:p text:style-name="Standard"/>
      <text:p text:style-name="Standard">13</text:p>
      <text:p text:style-name="Standard">Classi in java.lang.reflect.</text:p>
      <text:p text:style-name="Standard">Tutte le istanze di Field, Constructor e Method sono meta-oggetti.</text:p>
      <text:p text:style-name="Standard">Accessible object: stabilisce se possiamo usare un metodo dichiarato privato o no. In Java 1.2 è stato introdotto AccessibleObject ReflectPermission. Prima di allora, uno poteva usare i metodi private in qualunque classe. Ciò ha generato malumori, e la Sun ha dovuto limitato le possibilità della reflection. Ora i programmatori potevano dare permessi alla libreria riflessiva riguardo alle sue classi. Questo si basa sulla presenza di un security manager però. Se non lo faccio partire, niente controllo. Quindi AccessibleObject cerca di risolvere il problema (con poco successo). In cima ci sta Object. In qualsiasi gerarchia di Java è sempre in cima. Cominciamo a vedere Method. </text:p>
      <text:p text:style-name="Standard"/>
      <text:p text:style-name="Standard">14</text:p>
      <text:p text:style-name="Standard">La classe Method ci fornisce vari metodi (lol) per conoscere meglio il nostro metodo (lolol). Si può usare la invoke per invocare il metodo. Quando si usa la invoke i parametri individuali sono automaticamente scartati per matchare parametri formali primitivi. Il tipo di ritorno è un Object, quindi va castato se necessario.</text:p>
      <text:p text:style-name="Standard"/>
      <text:p text:style-name="Standard"><text:soft-page-break/>15</text:p>
      <text:p text:style-name="Standard">var = tipo che non conosco, calcolati tu il tipo.</text:p>
      <text:p text:style-name="Standard">[2012: Java stava stagnando, Arriva Scala, linguaggio funzionale, e si mangia il 30% del mercato di Java. Quindi Java introduce caratteristiche funzionali. Ha introdotto gli stream e altri concetti che lo stanno portando a essere funzionale.].</text:p>
      <text:p text:style-name="Standard">Erlang è pagato bene.</text:p>
      <text:p text:style-name="Standard">C++, Rust, Python, GO, qualcosa di funzionale tipo Hask etc.. mai fossilizzarsi su un linguaggio.</text:p>
      <text:p text:style-name="Standard"/>
      <text:p text:style-name="Standard">17</text:p>
      <text:p text:style-name="Standard">Fields. Meta-oggetto che rappresenta un campo di un oggetto. Simile a Method ma non uguale (ha metodi get e set per esempio.</text:p>
      <text:p text:style-name="Standard"/>
      <text:p text:style-name="Standard">18</text:p>
      <text:p text:style-name="Standard">AccessibleObject: classe base di Field, Method e Constructor. Permette la soppressione dei controlli di accesso quando si setta o ottiene un campo, si invocano metodi, etc..</text:p>
      <text:p text:style-name="Standard"/>
      <text:p text:style-name="Standard">20</text:p>
      <text:p text:style-name="Standard">Constructor: ha un metodo newInstance che instanzia un nuovo oggetto</text:p>
      <text:p text:style-name="Standard"/>
      <text:p text:style-name="Standard">Vedremo come manipolare lo stack trace.</text:p>
      <text:p text:style-name="Standard"/>
      <text:p text:style-name="Standard"/>
      <text:p text:style-name="Standard">19/10/2021 – 4° Lezione</text:p>
      <text:p text:style-name="Standard"/>
      <text:p text:style-name="Standard">1</text:p>
      <text:p text:style-name="Standard">Chiamando un metodo viene creato un novo frame nello stack delle chiamate che si mette sopra a quello che c'era in cima. </text:p>
      <text:p text:style-name="Standard"/>
      <text:p text:style-name="Standard">2</text:p>
      <text:p text:style-name="Standard">Non parliamo più di qualcosa relativo all'esecuzione di una classe, e tutti i dati relativi all'esecuzione del programma possono essere ispezionati. Siccome Java è multithread, ogni thread ha il suo stack di esecuzione. Noi vediamo il meccanismo in un contesto single threaded, ma non cambierebbe nulla se ne avessimo di più.</text:p>
      <text:p text:style-name="Standard"/>
      <text:p text:style-name="Standard">3</text:p>
      <text:p text:style-name="Standard">L'accesso/introspezione a una parte di Java era legata all'esistenza di un metaoggetto (Methon, Field, Class...). Un equivalente per lo stack non esiste purtroppo. Quindi, come facciamo ad accedere a queste informazioni?</text:p>
      <text:p text:style-name="Standard">Osservazione: se solleviamo una eccezione, ci viene printato lo stack (trace). Quindi esiste una struttura dati che ci permette di ispezionare lo stack. Ma come ci accediamo? Non possiamo sollevare un'eccezione, sarebbe eccessivo.</text:p>
      <text:p text:style-name="Standard">Osservazioni: le eccezioni sono istanze di una classe Thorwable, o comunque le eccezioni fanno capo a questa classe. Scrivendo:</text:p>
      <text:p text:style-name="Standard">new Throwable().getStackTrace()</text:p>
      <text:p text:style-name="Standard">abbiamo accesso ad una rappresentazione dello stack in cui Throwable è stato creato. Nel momento in cui istanzio Throwable, fotografo lo stack trace. Se faccio questa operazione in punti diversi del programma, ottengo una diversa istantanea dello stack trace. Inoltre stiamo chiamando un metodo per avere lo stackTrace, quindi nell'istantanea c'è anche il fatto che abbiamo usato un metodo per osservare lo stack. Per questo motivo solitamente il primo frame si butta via (alto → recente, basso → main, sempre). Con questo strumento, si può addirittura evitare loop infiniti, riusciamo a gestirli evitando eventuali crash.</text:p>
      <text:p text:style-name="Standard"/>
      <text:p text:style-name="Standard"><text:soft-page-break/>4</text:p>
      <text:p text:style-name="Standard">Quello che otteniamo è un array di frame del nostro stack. Dato il frame, noi possiamo accedere a varie informazioni del frame (non tutte, ma molte). Per esempio, nelle eccezioni, ci veniva detto il file dove si verificava l'errore, la classe, il metodo, la riga...</text:p>
      <text:p text:style-name="Standard">La cosa strana è che nel programma è conservato anche il nome del file. Si tratta di informazioni che possiamo vedere comunque. GetFileName(), getLineNumber(), getClassName(), getMethodName()...</text:p>
      <text:p text:style-name="Standard">Ma chi chiama il main? La JVM appena avviata. Si tratta del punto di confine. Prima di avviare il main viene fatta altra roba che non troviamo nello stack trace. Di fatto si poteva anche non mettere il main, ma hanno deciso di metterlo ugualmente per farci capire quando abbiamo risalito completamente lo stack. [si suggerisce di fare i compitini, il primo è all'inizio di dicembre, l'altro dopo la fine del corso].</text:p>
      <text:p text:style-name="Standard"/>
      <text:p text:style-name="Standard">5</text:p>
      <text:p text:style-name="Standard">Allora, immaginiamo di voler mettere un meccanismo di logging al nostro programma. Diciamo di avere un'interfaccia Logger con metodi logRecord e logProblem. Andare ad aggiungere un meccanismo di logging a un programma solo per capire che cosa sta succedendo quando c'è un problema può portare a tanti altri problemi. Quindi usiamo l'analisi del frame per farlo.</text:p>
      <text:p text:style-name="Standard"/>
      <text:p text:style-name="Standard">6</text:p>
      <text:p text:style-name="Standard">Ora il logger avrà bisogno di meno informazioni per funzionare. Quando il logRecord viene invocato, fa uno snapshot dello stack e ci fa vedere la classe, il metodo, il numero di riga, etc.. Questa è una soluzione dinamica, non devo aggiornare costanti con release future. </text:p>
      <text:p text:style-name="Standard"/>
      <text:p text:style-name="Standard">7</text:p>
      <text:p text:style-name="Standard">Vediamo un'altra applicazione. Definisco una classe punto, ma voglio dire che per essere visibili questo deve stare sullo schermo. Allora definisco un'interfaccia Visible che mi dica se un punto è visibile o no. (cos'è assert?)</text:p>
      <text:p text:style-name="Standard">A un certo punto però abbiamo bisogno che qualcuno vada a controllare se un punto è effettivamente all'interno dello schermo. Possiamo allora avere un checker esterno.</text:p>
      <text:p text:style-name="Standard"/>
      <text:p text:style-name="Standard">11</text:p>
      <text:p text:style-name="Standard">(coglioni, merda, puttanate)</text:p>
      <text:p text:style-name="Standard"/>
      <text:p text:style-name="Standard"/>
      <text:p text:style-name="Standard">Nuove slide, nuova corsa. Java Annotation. A cosa servono? Per fare l'override e per fare la documentazione. Oppure usare la notazione come zucchero sintattico per Java, ovvero come direttiva per costruire il programma (db android). Questo è quello che andremo a capire/fare adesso. Fondamentalmente le annotazioni sono metadati (in C# sono attributi). Sono apparse con Java 5. Già esisteva JavaDoc, ma era un modo di documentare i metodo. Il tool esterno JavaDoc prende il nostro programma, cerca queste annotazioni e cerca di costruire la documentazione delle nostre funzioni. Quindi, le annotazioni servono a un tool esterno per fare cose, in questo caso fornire documentazione. Questi metadati servono ad identificare dati veri e propri nel nostro codice, così che qualcun altro, volendo, possa usarli per motivi suoi.</text:p>
      <text:p text:style-name="Standard"/>
      <text:p text:style-name="Standard">3</text:p>
      <text:p text:style-name="Standard">Quindi, le annotazioni sono metadati, e possono essere usate nei modi elencati prima. Inoltre, Java non butta via i commenti, giusto perché tu lo sappia. Ci sono molte applicazioni che sfruttano le annotazioni (JAX-RPC, XML-RPC, SOAP, EJB...). Sono quindi metadati usati da qualcuno. Ma da Java 5 il meccanismo delle annotazioni è diventato custom. Con l'introduzione di Java 5 possiamo generarci le nostre annotazioni e usarle come più ci piace.</text:p>
      <text:p text:style-name="Standard"/>
      <text:p text:style-name="Standard"><text:soft-page-break/>4</text:p>
      <text:p text:style-name="Standard">Tra le annotazioni standard abbiamo @Override, @Deprecated e @SuppressWarning. </text:p>
      <text:p text:style-name="Standard"/>
      <text:p text:style-name="Standard">5 </text:p>
      <text:p text:style-name="Standard">Esistono tre categorie di annotazioni custom.</text:p>
      <text:p text:style-name="Standard">-MarkerAnnotation, senza parametri.</text:p>
      <text:p text:style-name="Standard">-SingleValueAnnotation(“some value”) che vogliono un solo parametro. Hanno una sola limitazione: i parametri devono essere di un tipo per cui esistono literal a compile time (interi, float, char, stringhe, array... ma niente di user defined, non la classe Persona per esempio).</text:p>
      <text:p text:style-name="Standard">-FullAnnotations, con un numero arbitrario di argomenti che possono essere altre annotazioni.</text:p>
      <text:p text:style-name="Standard">Negli argomenti se ne esplicita l'uso, non si “dichiarano” (criptico lo so, lascia fa').</text:p>
      <text:p text:style-name="Standard"/>
      <text:p text:style-name="Standard">6</text:p>
      <text:p text:style-name="Standard">Per motivi storici, la definizione di un'annotazione @interface è tipo la definizione di una interfaccia. Non ci saranno quindi dati, campi, ma solo metodi, all'interno di una notazione. Questi metodi rappresentano il dato che diventerà un parametro della nostra annotazione.</text:p>
      <text:p text:style-name="Standard"/>
      <text:p text:style-name="Standard">8</text:p>
      <text:p text:style-name="Standard">Quando vado ad annotare la DICHIARAZIONE di qualcosa (non una sua istanza, non li suo uso, e quindi devo essere sicuro che le informazioni esistano staticamente)</text:p>
      <text:p text:style-name="Standard"/>
      <text:p text:style-name="Standard">@Retention: sono per noi commenti. Indica se un'annotazione va buttata via dal compilatore o mantenuta del file compilato. Etc etc etc.</text:p>
      <text:p text:style-name="Standard"/>
      <text:p text:style-name="Standard">(data un'annotazione posso avere più membri)</text:p>
      <text:p text:style-name="Standard"/>
      <text:p text:style-name="Standard">Le annotazioni sono utili, ma hanno due pecche: sono limitate dall'avere tipi con literal (costanti nella scrittura nel codice) e un'altra che non ho capito. Forse la possibilità di annotare solo cose statiche? Boh.</text:p>
      <text:p text:style-name="Standard"/>
      <text:p text:style-name="Standard"/>
      <text:p text:style-name="Standard">26/10/2021 – 5° Lezione</text:p>
      <text:p text:style-name="Standard"/>
      <text:p text:style-name="Standard">Dynamic Proxy.</text:p>
      <text:p text:style-name="Standard"/>
      <text:p text:style-name="Standard">2</text:p>
      <text:p text:style-name="Standard">Un Proxy, legato al networking, è un qualcosa legato alle reti, che funge da intermediario tra un client e un server a livello applicativo. Fa caching delle pagine del server che tiene in memoria. Tutto questo è un caso particolare del design pattern proxy di IS (che non non abbiamo fatto). È comunque un intermediario generico che aggiunge funzionalità. Quindi, si frappone tra noi clienti e chi offre un servizio, solitamente. Di solito aggiunge attività, una qualche informazione. Nel nostro caso, è un intermediario che riceve le nostre richieste, le elabora e ci fa qualcosa. Si tratta di un metaoggetto che aggiunge una serie di possibilità. Il Dynamic Proxy fa parte delle librerie standard di Java, che costruiamo e che aggiunge funzionalità tra noi e l'oggetto che offre il servizio. È l'unico elemento di Java che ha l'accezione classica di Metaoggetto (entità che estende un'altra entità aggiungendo ad esso funzionalità). Nel design pattern, il proxy è un surrogato di un altro oggetto che riceverà le richieste, e poi manipolerà e controllerà gli accessi all'oggetto stesso. L'RMI ad esempio non è altro che un proxy sulla nostra macchina. Ci permette di trattare un oggetto remoto come se fosse locale alla nostra macchina. Ci permette, il proxy, anche di fare una lazy initializazion. Praticamente si delegano all'oggetto vero e proprio solo le operazioni necessarie, per il resto si chiede al proxy. Ad esempio, si fa riciclo delle zona di memoria con i proxy. Potremmo praticamente immagazzinare un oggetto “distrutto” (non riferito) e riutilizzarlo quando qualcuno lo <text:soft-page-break/>vuole ri-allocare. Oppure possiamo usarlo per garantire maggiore sicurezza nei sistemi di log in. </text:p>
      <text:p text:style-name="Standard"/>
      <text:p text:style-name="Standard">3</text:p>
      <text:p text:style-name="Standard">Il design pattern proxy è un'astrazione di un'architettura. Nel nostro caso il proxy implementa una lsita di interfacce, le interfacce dei servizi che gli oggetti di cui lui è il proxy devono implementare, forniscono, in una qualche maniera. Quindi le richieste passano sempre dal nostro proxy. Le richieste verranno inviate al proxy, e questo capisce a chi è meglio mandare la richiesta. (richieste = invocazione di metodo, servizio = metodo. Quindi, io chiedo al proxy di invocare un metodo, l'oggetto che effettivamente esegue tale codice lo deciderà il proxy).</text:p>
      <text:p text:style-name="Standard">Gli scopi sono tantissimi, la parte che interessa a noi è quella di evitare di esplicitare il nostro codice. Noi vogliamo solo identificare l'oggetto proxy, capire che oggetto invocare, etc.. Ci sono inoltre una marea di operazioni.</text:p>
      <text:p text:style-name="Standard"/>
      <text:p text:style-name="Standard">4</text:p>
      <text:p text:style-name="Standard">La chiave di volta dei proxy è l'Invocation Handler che ci fornisce un metodo. Torniamo indietro però: ogni metaoggetto dovrà implementare l'invocation handler (interfaccia), che lo obbliga ad avere un metodo invoke. L'implementazione del Proxy però è delegata a un altro oggetto.</text:p>
      <text:p text:style-name="Standard">Sto morendo di freddo.</text:p>
      <text:p text:style-name="Standard"/>
      <text:p text:style-name="Standard">Prossime slide. Ora vediamo il Class Loading. Cos'è il Class Loading?</text:p>
      <text:p text:style-name="Standard">Esiste un punto, nel nostro flusso di esecuzione, in cui il programma deve muoversi dal file per entrare in memoria. Nel caso di un eseguibile alla C questo lavoro lo fa il SO. Crea un processo e lo mette in memoria. Nel caso di Java il SO non opera direttamente sul nostro codice, e i processi sono associati alla JVM, che si occupa di fare l'effettivo loading. Nel caso di un programma compilato abbiamo un file, ovvero solo un elemento da caricare in memoria, cioè il processo. Uno. Lo fa il SO, ed è unico. Nel caso di Java la granularità però è a livello di oggetto, non di processo. Infatti il SO non sa cosa sia un oggetto. Il Class Loading è quell'attività che ci permette di caricare le classi. Le classi vengono prese dal file e caricate in memoria quando è richiesto (falsità ma ok). Nel momento in cui stiamo facendo una new, la prima new di una certa classe, dovrebbe partire il caricamento della classe in memoria affinché l'interprete sia in grado di usarla. In Java però tutto è customizzabile. In particolare esiste un'entità chiamata ClassLoader che è customizzabile. È infatti possibile usare Class Loader custom per poter “castrare” un programma Java e ad esempio evitare che carichi alcune classi in memoria. Che Class Loader abbiamo visto, di quelli non standard? Eclipse ha un sul class loader che gli permette di definire il suo compilatore che è incrementale, ovvero che man mano che scriviamo ci dice dove sono gli errori. Comunque, il class loader si occupa di caricare le classi come il SO si occupava di caricare i processi. Ovviamente le classi vengono caricate solo quando è strettamente necessario. Innanzitutto la classe va trovata/localizzata. Esistono poi delle regole nel class loader che, dopo aver trovato la classe, ci permettono di leggerla. Infine, rende disponibile il contenuto dei file all'applicazione in esecuzione.</text:p>
      <text:p text:style-name="Standard">In un programma possiamo avere n class loader, e ognuno di loro forma un namespace, dove la classe è caratterizzata dal class loader che la carica. Prima ad esempio un proxy doveva stare nello stesso namespace dell'oggetto a cui faceva da proxy.</text:p>
      <text:p text:style-name="Standard"/>
      <text:p text:style-name="Standard">3</text:p>
      <text:p text:style-name="Standard">Di fatto, la stessa classe, se caricata da due class loader diversi, diventa due classi distinte.</text:p>
      <text:p text:style-name="Standard"/>
      <text:p text:style-name="Standard">4</text:p>
      <text:p text:style-name="Standard">Il classloader è interessante perché sfata un mito dei singleton. Tutte le classi che rappresentano i tipi primitivi hanno un campo privato value che però può essere acceduto e modificato, per cambiare, per esempio, la semantica di un numero.</text:p>
      <text:p text:style-name="Standard"/>
      <text:p text:style-name="Standard">5</text:p>
      <text:p text:style-name="Standard"><text:soft-page-break/>Ci fa vedere che l'implementazione del singleton della slide precedente è sbagliata. </text:p>
      <text:p text:style-name="Standard"/>
      <text:p text:style-name="Standard"/>
      <text:p text:style-name="Standard">02/11/2021 – 6° Lezione</text:p>
      <text:p text:style-name="Standard">Il 15 dicembre (?) c'è il compitino. 9.30 – 11.30. Iscriviti all'appello. Sarà su linux e sarà sulla parte riflessiva (fino al bytecode engeneering). Dovremmo avere 2 esercizi. Sta premendo molto sul fatto che dobbiamo fare il compitino. Esiste un sistema di upload dove caricare i file.</text:p>
      <text:p text:style-name="Standard"/>
      <text:p text:style-name="Standard">Reflection vs Modules and Handles. Oggi facciamo l'ultima parte strettamente legata a Java.</text:p>
      <text:p text:style-name="Standard">Sai cosa sono i moduli? Sono stati introdotti in Java 9, e sono stati un cambiamento distruttivo. Cioè, quello che c'era prima, non funzionava più. Tutte quelle che prima erano libreria e basta ora sono all'interno di moduli. I moduli standard sono importati automaticamente.</text:p>
      <text:p text:style-name="Standard">I moduli per ora li possiamo vedere come package. Vanno importati.</text:p>
      <text:p text:style-name="Standard"/>
      <text:p text:style-name="Standard">4</text:p>
      <text:p text:style-name="Standard">Perché Java 9 abbia introdotto i moduli è un mistero. L'idea era dare un meccanismo che permette di configurare l'insieme delle classi in modo semplice. Ma la vera motivazione era avere un forte meccanismo di encapsulamento. I moduli vorrebbero essere sia raccoglitori di classi che la funzionalità di encapsulation. Un modulo all'interno dichiara che cosa richiede e che cosa esporta. </text:p>
      <text:p text:style-name="Standard">Il file module-info.java descrive le dipendenze tra moduli, e viene poi compilato in un .class. Nel modulo dico che cosa vorrò usare e che cosa vorrò esportare. Per ogni modulo esiste un module-info.java</text:p>
      <text:p text:style-name="Standard"/>
      <text:p text:style-name="Standard">7</text:p>
      <text:p text:style-name="Standard">Quello in cimo è il file module-info.java</text:p>
      <text:p text:style-name="Standard">to tsp.module.reflection</text:p>
      <text:p text:style-name="Standard"/>
      <text:p text:style-name="Standard">8</text:p>
      <text:p text:style-name="Standard">javac, se gli passiamo un file .class, si compila anche tutti i file che questo usa.</text:p>
      <text:p text:style-name="Standard"/>
      <text:p text:style-name="Standard">10</text:p>
      <text:p text:style-name="Standard">handles: oggetti che ci permettono l'accesso riflessivo a certe cose (alternativa a quello visto fino ad ora). </text:p>
      <text:p text:style-name="Standard"/>
      <text:p text:style-name="Standard">Boh è più efficiente e il setaccessible viene fatto una volta sola da boh la Lookup credo quando viene costruito qualcosa. L'oggetto sa di essere soggetto a una computazione riflessiva. Varhandle ha al suo interno tutte le informazioni del campo che sta riferendo, e sono molto più potenti dei Field. Sono immutabili e non hanno uno stato visibile. Ciascuna di loro ha internamente un tipo T (generic di Java) che ci permettere di accedere alla memoria in modo safe e una lista di tipi coordinati. Si usano Factory methods per costruire VarHandles.</text:p>
      <text:p text:style-name="Standard">Lookup semplice: permette l'accesso a informazioni pubbliche.</text:p>
      <text:p text:style-name="Standard">privatelookup: per quelli privati.</text:p>
      <text:p text:style-name="Standard">Lookup = oggetto che permette di vedere i campi, i metodi, etc.. </text:p>
      <text:p text:style-name="Standard"/>
      <text:p text:style-name="Standard"/>
      <text:p text:style-name="Standard">16/11/2021 – 7° Lezione</text:p>
      <text:p text:style-name="Standard"/>
      <text:p text:style-name="Standard">Non Standard MOPs for Java.</text:p>
      <text:p text:style-name="Standard">Le due lezioni di oggi e della prossima volta sono nel compitino. OpenJava no, è fuori uso, ma il resto sì.</text:p>
      <text:p text:style-name="Standard">La reflection vera e proprio aveva caratteristiche che non trovavamo in Java. Ad esempio, in Java l'intercessione sulla classe stessa non è possibile. Quella sul comportamento (cambiare valore a un <text:soft-page-break/>attributo) è possibile, ma tipo non possiamo togliere/aggiungere un metodo (possiamo, ma non l'abbiamo visto, cambiare le righe di codice di un metodo). Perché non si può fare ciò? C'è un motivo pragmatico dietro. Trascuriamo il compile-time, che è facile. Se lo facciamo dinamicamente, in un linguaggio come Java dove ogni istanza deve essere una manifestazione della classe, abbiamo il problema che le vecchie istanze non sarebbero più consistenti con la nuova definizione della classe. Sincronizzare nuove-vecchie istanze è complicato in un ambiente distribuito. Pertanto, un meccanismo del genere, è oneroso, difficile, può creare problemi di sicurezza (come tutto), e pertanto tale meccanismo è stato tagliato fuori. Poi però sono stati creati, esternamente, dei MOP (Meta-Object Protocol) alternativi. Oggi ne vediamo due: uno che opera a load-time e uno a compile-time. Sfocieremo poi sul bytecode engeneering che ci permette di scendere di un livello (simile al livello assembler), dove i controlli di Java si fanno meno stretti.</text:p>
      <text:p text:style-name="Standard"/>
      <text:p text:style-name="Standard">1° MOP ALTERNATIVO: OpenJava.</text:p>
      <text:p text:style-name="Standard">Facilmente utilizzabile, ma si è fermato, come sviluppo, a Java 4.</text:p>
      <text:p text:style-name="Standard">Compile Time: l'attività riflessivasi fa quando il codice viene compilato (da sorgente a altro sorgente mediante traduzione). Serve il sorgente, e si tratta di un MOP che cambia le classi. A compile-time le istanze non ci sono, vita più semplice. Insomma, le trasformazioni sono da sorgente a sorgente e legate alle classi. OpenJava è il MOP di questo tipo che vediamo, ma esistevano anche altri meccanismi simili come Reflective Java (addirittura 96). tale approccio è limitato in quanto tutto quello che è dinamico non è oggetto delle nostre riflessioni.</text:p>
      <text:p text:style-name="Standard"/>
      <text:p text:style-name="Standard">[I meccanismi a Load Time ci fanno riflettere sul bytecode invece. Possiamo fare attività riflessiva su classi che stanno in una libreria ad esempio, che prima non si poteva. Ci si basa inoltre sulla specializzazione ottenuta dal class loader, e possiamo sempre fare cambiamenti a livello di classe. Alcuni MOP al riguardo sono BCEL, ASM e Javassist.] </text:p>
      <text:p text:style-name="Standard"/>
      <text:p text:style-name="Standard">[[Altri MOP non standard cercavano di fare reflectiona <text:s/>Run-Time (VM-based), dove si andava a modificare la VM per intercettare eventi (come message sends), ma presto ha perso la sua portabilità a causa dei repentini cambiamenti al sorgente della JVM. Si poteva usare anche per lavorare direttamente sugli oggetti. Tra i MOP ricordiamo MetaXa e Iguana/J.]]</text:p>
      <text:p text:style-name="Standard"/>
      <text:p text:style-name="Standard">[[[Altri approcci ancora si basano sul Run-Time, ma (Proxy-Based), un po' tipo RMI. Non esistono più librerie riflessive basate su Proxy.]]]</text:p>
      <text:p text:style-name="Standard"/>
      <text:p text:style-name="Standard">OpenJava, dicevamo. È il primo linguaggio riflessivo Java a compile-time. Permette ai programmatori di estendere un programma sia sintatticamente che semanticamente. Era possibile, per esempio, creare nuove keyword e associar loro un significato.</text:p>
      <text:p text:style-name="Standard">(quello ojc è il preprocessore, a quanto pare).</text:p>
      <text:p text:style-name="Standard">Il compilatore fa delle trasformazioni. Prende il nostro sorgente, che è descritto da una certa grammatica, e il compilatore, che conosce quella grammatica, costruisce tante strutture dati, tra cui un Abstract Sintax Tree (AST). Parte da un assioma (radice) e poi applica delle regole per costruire un albero. In questo modo, possiamo trasformare, ad ogni visita, il nostro sorgente. Bene, a noi interessa fare trasformazioni sull'AST, perché poi questo diventa bytecode. Questo MOP in particolare definisce una serie di metodi dedicati alla costruzione di un particolare costrutto/elemento relativo a un elemento di Java. Avremmo potuto esaminare l'AST per modificarlo.</text:p>
      <text:p text:style-name="Standard">Dobbiamo decidere la trasformazione, trovare dove la trasformazione avrà effetto, e poi...? </text:p>
      <text:p text:style-name="Standard">instantiates: parola chiave per usare il MOP.</text:p>
      <text:p text:style-name="Standard">OpenJava è fermo a Java 4 NON CE L'HANNO INSTALLATO QUA HAHAHAHA.</text:p>
      <text:p text:style-name="Standard"/>
      <text:p text:style-name="Standard"/>
      <text:p text:style-name="Standard">Vediamo allora un nuovo Non-Standard MOP per Java. <text:span text:style-name="T1">Javassist.</text:span></text:p>
      <text:p text:style-name="P1"><text:soft-page-break/>2° MOP ALTERNATIVO: JAVASSIST.</text:p>
      <text:p text:style-name="P1"/>
      <text:p text:style-name="P1">(L'italia è come il Burundi dal punto di vista informatico, cit. Cazzola).</text:p>
      <text:p text:style-name="P1"/>
      <text:p text:style-name="P1">Javassist è una Class Library, ovvero è una libreria di Classi (un jar?) che ci permette di fare editing del bytecode. Le classi possono essere modificate a load time (load-time MOP), e permette di creare nuove classi a run time. Si tratta di una API ad alto lviello, che non richiede specifica conoscenza del byte code. È scritta in Java, quindi è portabile al 100%, e si basa sul class loading model. Funziona fino a Java 11 (forse).</text:p>
      <text:p text:style-name="P1">Javassist è nato da Chiba, ed esiste ancora oggi ma è in mano a Red Hat, che l'ha introdotto nel framework jBoss. ma... javassist è un software?</text:p>
      <text:p text:style-name="P1">3</text:p>
      <text:p text:style-name="P1">Vediamo il meccanismo di loading. Abbiamo un loader, che carica una classe in memoria. In particolare, cerca la classe in un ClassPool (classi già caricate), e se non la trova va a cercare la classe su disco i class files, e alla fine restituisce la classe alla JVM. Javassist si pone nel mezzo. Quando la classe viene caricata dal disco, viene notificato un oggetto, chiamato Translator, che la trasforma. Da questo momento in poi, quando viene richiesta una classe, verrà passata la classe modificata.</text:p>
      <text:p text:style-name="P1">Avremo tutta una serie di classi (CtClass, Method, Constructor, Field...) per gestire i meccanismi riflessivi, ma anche cose nuove come FieldInitializer, CtPrimitiveType (metaoggetto per gestire i tipi primitivi!), Modifier...</text:p>
      <text:p text:style-name="P1">Ma anche Loader, ClassPool, ClassPath (servono a rappresentare le cose viste nella slide prima) e translator.</text:p>
      <text:p text:style-name="P1"/>
      <text:p text:style-name="P1">In Javassist non serve sapere il bytecode. Ma come è possibile? Se voglio aggiungere un metodo, come faccio a non conoscere il Bytecode? Posso, con Javassist. Come? Il problema è generare il Bytecode. Diciamo di avere una classe di cui vogliamo cambiare l'interfaccia e aggiungere un metodo. </text:p>
      <text:p text:style-name="P1">L'idea è: il compilatore lo conosce eccome il bytecode. Quindi carico nel nostro programma una classe esemplare, con le modifiche che ci interessano, e poi prendere informazioni da questa classe per modificarne un'altra. Conoscendo solo le modifiche che voglio fare, le metto da una parte, le trasformo in bytecode, e le estraggo quando mi servono. </text:p>
      <text:p text:style-name="P1">9</text:p>
      <text:p text:style-name="P1">Adapter è il traduttore, il metaoggetto. </text:p>
      <text:p text:style-name="P1"/>
      <text:p text:style-name="P1"/>
      <text:p text:style-name="P1"/>
      <text:p text:style-name="P1">RTFileSystem.</text:p>
      <text:p text:style-name="P1">Libimpulse. → si accede con un file system dedicato. </text:p>
      <text:p text:style-name="P1"/>
      <text:p text:style-name="P1"/>
      <text:p text:style-name="P1">23/11/2021 – 8° Lezione (dafaq ma siamo seri: sì)</text:p>
      <text:p text:style-name="P1"/>
      <text:p text:style-name="P1">bytecode engeneering.</text:p>
      <text:p text:style-name="P1">Che cosa possiamo fare? Dobbiamo modificare il contenuto di un file .class, e vogliamo farlo in modo più fine della reflection in Java. In java possiamo fare solo introspezione, ma poca intercessione. E soprattutto possiamo agire solo a livello di classe, non a livello di singolo oggetto. </text:p>
      <text:p text:style-name="P1">Perché lo vogliamo fare però? È una funzione molto utile, e esistono diversi tool, come i debugger, che lo fanno già di per sé. Lo fanno per cercare di “correggere” l'esecuzione di un programma. Ci sono però altri usi. Tra i tool, abbiamo AspectJ, Jprobe, Jprofiler (quale codice è stato usato, dove, come, quando, perché, che chiamata a metodo è stata fatta), Spring, Hybernate... Questi ultimi due cercano soprattutto di rendere persistente un sistema (ovvero salvano lo stato se il sistema va in shut <text:soft-page-break/>down). Per fare ciò mischiano reflection e bytecode engeneering.</text:p>
      <text:p text:style-name="P1"/>
      <text:p text:style-name="P1">3</text:p>
      <text:p text:style-name="P1">Quali tool abbiamo per fare Bytecode Engeneering?</text:p>
      <text:p text:style-name="P1">Abbiamo visto Javassist che ci permette di agire a Load Time e intercettare il caricamento delle classi. È figo il fatto che cerchi di astrarre le operasioni sul bytecode, perché altrimenti dovremmo lavorare direttamente su quello, che è un po' come l'assembly. Alcune problematiche sono legate al fatto che non tutto è fattibile.</text:p>
      <text:p text:style-name="P1">Esistono due librerie mantenute e competitive tra loro però, BCEL (di apache) e ASM. BCEL un tempo era molto più aggiornata, mentre ASM sembrava morta. Poi invece è cambiata la ditta che ci stava dietro che l'ha reso buonissimo. L'uno vale l'altro chiaramente, ma la differenza la fa la versione di Java a cui sono aggiornati.</text:p>
      <text:p text:style-name="P1"/>
      <text:p text:style-name="P1">4</text:p>
      <text:p text:style-name="P1">Perché fare bytecode engeneering/instrumentation/injection è difficile? Perché innanzitutto siamo abituati a lavorare ad alto livello, e quindi lavoriamo sempre su codice Java, mentre col bytecode engeneering dobbiamo conoscere il bytecode e sapere dove agire per ottenere una certa funzionalità. Il problema sta insomma nel conoscere questo linguaggio intermedio.</text:p>
      <text:p text:style-name="P1">Sul lungo termine, lavorare sul bytecode engeneering può diventare ingestibile, e si può finire col perdere il contatto con la realtà (???). Il fatto è che alcuni passi possono poi diventare irreversibili.</text:p>
      <text:p text:style-name="P1">Inoltre, quando mettiamo le mani dentro al class file, questo deve essere ancora “sensato”, ovvero, non posso creare nuovi tipi, aumentare la dimensione dello stack, etc.. Devo insomma sapere come il bytecode verrà interpretato dalla JVM, che altrimenti lo rifiuterebbe (se fosse errato).</text:p>
      <text:p text:style-name="P1">Nella nostra macchina virtuale ci sono dei class pool che possono venire inquinati o crescere troppo solo perché continuiamo a creare nomi che poi non rimuoviamo. Questo è un problema perché i class pool sono tabelle, e se crescono di dimensione le operazioni su di loro rallentano in velocità. In più, il codice da inserire deve essere corretto, e se lo sbagliamo... ciao.</text:p>
      <text:p text:style-name="P1">Ultimo ma non ultimo, altra difficoltà è la thread safety. Potremmo imbatterci in race conditions e deadlock.</text:p>
      <text:p text:style-name="P1"/>
      <text:p text:style-name="P1">5</text:p>
      <text:p text:style-name="P1">Per poter fare effettivamente instrumentazione di codice dobbiamo almeno sapere:</text:p>
      <text:list xml:id="list8753494687955588994" text:style-name="L2">
        <text:list-item>
          <text:p text:style-name="P3">come funziona la JVM</text:p>
        </text:list-item>
        <text:list-item>
          <text:p text:style-name="P3">come sono memorizzate le informazioni nel nostro class file format (.class)</text:p>
        </text:list-item>
        <text:list-item>
          <text:p text:style-name="P3">il set di sitruzioni del bytecode (il nostro assembly praticamente)</text:p>
        </text:list-item>
      </text:list>
      <text:p text:style-name="P1">Ora vedremo questa parte.</text:p>
      <text:p text:style-name="P1"/>
      <text:p text:style-name="P1">6</text:p>
      <text:p text:style-name="P1">i programmi scritti in Java sono compilati in una forma intermedia chiamata Bytecode (o portable binary format), e la cosa figa è che è portabile: se ho il bytecode e una qualunque JVM, il programma funziona. È pure molto più potabile del sorgente C, che su alcune macchine a volte non funziona (1 volta su 10 di solito).</text:p>
      <text:p text:style-name="P1">Ogni classe (non ogni file) o interfaccia, comprese le classi inner, come anche le classi anonime (quelle della run dei thread (???)) genereranno un class file. Soprattutto nel caso delle inner, vedremo che queste hanno un $ che le caratterizza. Un singolo file potrebbe insomma generare un class file. Dentro ci troviamo tutte le informazioni relative a quella classe (dov'è, modificatore, chi l'ha definita...) + il codice di quella classe, come i metodi. Questo, all'atto del class loading, viene caricato ed eseguito dalla JVM.</text:p>
      <text:p text:style-name="P1"/>
      <text:p text:style-name="P1">7</text:p>
      <text:p text:style-name="P1">Esempio di classe che viene compilata con javac (il compilatore). Il file che vediamo nella slide è ottenuto non dalla compilazione vera e propria ma da javap -c HelloWorld.class (è il comando da <text:soft-page-break/>esegure). Questo non ci dà informazioni sul bytecode effettivo della classe però. </text:p>
      <text:p text:style-name="P1"/>
      <text:p text:style-name="P1">Void say()</text:p>
      <text:p text:style-name="P1">Recupera l'informazione</text:p>
      <text:p text:style-name="P1">lo carica sullo stack</text:p>
      <text:p text:style-name="P1">recupera il campo</text:p>
      <text:p text:style-name="P1">invoca il metodo</text:p>
      <text:p text:style-name="P1">i numeri invece sono entry nelel varie tabelle (entry nella tabella dei metodi, dei campi...). Tutto ciò che ha un nome, ha una tabella in cui viene conservato.</text:p>
      <text:p text:style-name="P1"/>
      <text:p text:style-name="P1">Chiaramente non c'è un corrispettivo 1-1 tra codice bytecode e codice Java.</text:p>
      <text:p text:style-name="P1"/>
      <text:p text:style-name="P1">8</text:p>
      <text:p text:style-name="P1">La JVM simula una CPU stack-based per eseguire il bytecode. Sfila piano piano i vari operandi dallo stack e esegue le istruzioni.</text:p>
      <text:p text:style-name="P1">Ogni frame di esecuzione del nostro processo ha un operand stack, ovvero uno stack che indica le istruzioni da eseguire relativamente a un metodo, per dire. Ci sono anche le variabili locali, e l'ultima istruzione è un return. Le variabili locali hanno una seconda funzione: quella di fungere da registro. Non sono registri dedicati, sono relativi al nostro frame, e sono usati soltanto per passare argomenti ai metodi. La JVM di Java 11 ha un instruction set composto da 256 opcode. All'epoca non tutti era in unso (202), e dei rimanenti 51 erano riservati per uso futuro mentre 3 opcode sono in realtà riservati internamente, cioè sono usati per operazioni interne, come la gestione delle eccezioni e l'uso dei breakpoint (per il debugging). Questi non dovrebbero mai cambiare nel corso del tempo, come i 202 esistenti. Può accadere che però vengano aggiunti nuovi opcode.</text:p>
      <text:p text:style-name="P1">L'istruciton set è diviso in 7 grossi gruppi, che possiamo catarogare come:</text:p>
      <text:list xml:id="list2553861622064839336" text:style-name="L3">
        <text:list-item>
          <text:p text:style-name="P4">load and stor rispetto allo stack</text:p>
        </text:list-item>
        <text:list-item>
          <text:p text:style-name="P4">operazioni aritmetiche e logiche</text:p>
        </text:list-item>
        <text:list-item>
          <text:p text:style-name="P4">conversione dei tipi</text:p>
        </text:list-item>
        <text:list-item>
          <text:p text:style-name="P4">creazione e manipolazione degli oggetti</text:p>
        </text:list-item>
        <text:list-item>
          <text:p text:style-name="P4">gestione dell'operand stack</text:p>
        </text:list-item>
        <text:list-item>
          <text:p text:style-name="P4">fancubo</text:p>
        </text:list-item>
        <text:list-item>
          <text:p text:style-name="P4">fancubo</text:p>
        </text:list-item>
      </text:list>
      <text:p text:style-name="P1"/>
      <text:p text:style-name="P1">9</text:p>
      <text:p text:style-name="P1">per il control transfer, abbiammo comandi come goto, if*, *cmp (per paragonare tipi)</text:p>
      <text:p text:style-name="P1">tipo dcmp compara due double primitivi. Una icmp e una dcmp hanno un allineamento diverso.</text:p>
      <text:p text:style-name="P1">Abbiamo poi comandi per l'invocazione di metodi e il ritorno da loro. Quindi, per chiamare metodi, abbiamo invokestatic, invokevirtual, invokeinterface, invokespecial (per l'invocazione di funzioni appartententi ai linguaggi ospitati. Possiamo scrivere codice per dire in Kotlin, e per chiamare metodi scritti in Kotlin dobbiamo usare la invokespecial). Per ritornare da metodi, si usano *return, come ad esempio ireturn, dreturn... dipende dall'elemento del tipo di ritorno.</text:p>
      <text:p text:style-name="P1">La gestione dello stack prevede operazioni come push, pop, *load, *store (tipo iload, aload, dstore, etc..). </text:p>
      <text:p text:style-name="Standard"/>
      <text:p text:style-name="Standard">10</text:p>
      <text:p text:style-name="Standard">Possiamo anche creare e manipolare oggetti (new, newarray, anewaray...)</text:p>
      <text:p text:style-name="Standard">Operazioni aritmetiche e logiche.</text:p>
      <text:p text:style-name="Standard">Conversioni di tipi e check.</text:p>
      <text:p text:style-name="Standard"/>
      <text:p text:style-name="Standard">11</text:p>
      <text:p text:style-name="Standard">Il bytecode, riferendosi alla VM, è molto portabile. Se guardiamo nel metodo tradizionale, si tratta di uno stream di byte.</text:p>
      <text:p text:style-name="Standard"><text:soft-page-break/></text:p>
      <text:p text:style-name="Standard">12</text:p>
      <text:p text:style-name="Standard">Il nsotro class file ha questa struttura:</text:p>
      <text:p text:style-name="Standard">avrà un header, e poi una constant pool, tipo variabili costanti.</text:p>
      <text:p text:style-name="Standard">Poi i diriti di accesso ai vari pezzi</text:p>
      <text:p text:style-name="Standard">le interrfaccie che implementare</text:p>
      <text:p text:style-name="Standard">i campi</text:p>
      <text:p text:style-name="Standard">i metodi</text:p>
      <text:p text:style-name="Standard">gli attributi della classe = annotazioni DELLA CLASSE. Le annotazioni dei metodi sono nella tabella dei metodi. </text:p>
      <text:p text:style-name="Standard"/>
      <text:p text:style-name="Standard">13</text:p>
      <text:p text:style-name="Standard">Nell'header del file c'è il magic code: ogni file ha un identificativo al suo interno che gli permette di essere riconosciuto dal SO. Di solito sono i primi 2 file. Nel caso di java... il magic number è CAFEBABE. La leggenda narra che Gozlin e quell'altro, i due sviluppatori di Java, passavano molto tempo nella caffetteria sotto casa a farsi refillare la tazza di caffè. Chiamavano la cameriera per prendere il caffè. Tale numero magico non è una striga, è un esadecimale ovviamente, quindi va bene. Abbiamo poi due campi dedicati alla minor e major revision del nostro file. Così sappiamo chi può accettare il nostor file.</text:p>
      <text:p text:style-name="Standard">Poi abbiamo constant_pool_count col numero delle entry, poi il constant pool vero e proprio.</text:p>
      <text:p text:style-name="Standard">Se vabbè sta andando come Sonic che casso.</text:p>
      <text:p text:style-name="Standard"/>
      <text:p text:style-name="Standard">Gli attributi meritano una parola in più. Cosa sono gli attributi? Sono le annotazioni. In quella tabella ci sono tutte le annotazioni associate alla nostra classe.</text:p>
      <text:p text:style-name="Standard">this_class e super_class servono ad ottenere informazioni su se stessi e sul padre.</text:p>
      <text:p text:style-name="Standard"/>
      <text:p text:style-name="Standard">14</text:p>
      <text:p text:style-name="Standard">Dove si fa bytecode engeneering?</text:p>
      <text:p text:style-name="Standard">Sull'intero programma, o selettivamente su una parte di esso. Possiamo rimpiazzare roba, inserire, cancellare, etc.</text:p>
      <text:p text:style-name="Standard">Quando lo faccio? Se lo faccio a compile time (Static) è semplice. Posso però farlo anche a run-time (dynamic): a load-time o comunque ad un momento arbitrario. Tipicamente questo accadeva con java &lt; 1.5, oggi si può usare un'alternativa al class loader, ovvero redefine class, che ci permette di definire come le classi sono ridefinite.</text:p>
      <text:p text:style-name="Standard"/>
      <text:p text:style-name="Standard"/>
      <text:p text:style-name="Standard">Passiamo alla prossima paccata di slide.</text:p>
      <text:p text:style-name="Standard"/>
      <text:p text:style-name="Standard">BCEL</text:p>
      <text:p text:style-name="Standard">BiCEL è una delle tante librerie che ci permettono di fare bytecode engeneering. Sta per ByteCode Engeneering Library. Nasce come tool per fare analisi statica di file java .class. Nel tempo è cambiato. Fa aprte del progetto apache ed è molto low-level, diversamente da Javassist. Ce lo possiamo installare tranquillamente, è un insieme di .jar. È una API che un tempo portava il nome di JavaClass, usato per analizzare le classi Java, le componenti binarie e sta correndo. Si tratta di un framework diviso in due parti: ha una API statica che eprmeta di leggere i class file, e poi una dinamica che permetteva invece la modifica. “fisicamente” è diviso in 4 parti:</text:p>
      <text:p text:style-name="Standard">org.apache.bcel.classfile: struttra che descrive (guardare) i file .class</text:p>
      <text:p text:style-name="Standard">generic: per fare intercessione</text:p>
      <text:p text:style-name="Standard">util: eh</text:p>
      <text:p text:style-name="Standard">verifier: garantisce che le modifiche funzioneranno nella VM.</text:p>
      <text:p text:style-name="Standard"/>
      <text:p text:style-name="Standard">5</text:p>
      <text:p text:style-name="Standard"><text:soft-page-break/>...classfile.JavaClass è il nostro punto di partenza. C'è tutto quello che abbiamo già imparato a fare con java.lang.Class della reflection normale. JavaClass rappresenta la classe parsata, quindi qui dentro ci troviamo cose che nel .java non ci sono. Sia perché avvengono trasformazioni, sia perché comunque si tratta di un class file, col suo linguaggio etc..</text:p>
      <text:p text:style-name="Standard"/>
      <text:p text:style-name="Standard">7</text:p>
      <text:p text:style-name="Standard">diagramma UML nel quale non vgliamo entrare nel metodo.</text:p>
      <text:p text:style-name="Standard">Il classParser prendere il .class e crea un'istanza di JavaClass. Qui dentro abbiamo riferimenti a tutte le entità della casse Java. Possiamo perfno arrivare al sorgente.</text:p>
      <text:p text:style-name="Standard">GetCode ci dà accesso al nostro bytecode per... il body di qualcosa.</text:p>
      <text:p text:style-name="Standard"/>
      <text:p text:style-name="Standard">8</text:p>
      <text:p text:style-name="Standard">esempio.</text:p>
      <text:p text:style-name="Standard">Repository è praticamente un class loader. Gli passo il nome di una classe e mi tira fuori un JavaClass che gli corrisponde.</text:p>
      <text:p text:style-name="Standard">La versione del compilatore non ha niente a che vedere con la versione di Java, occhio. Hanno un numero progressivo interno loro non continuo magari. Molte info sono rappresentate da numeri che possono non avere senso per noi.</text:p>
      <text:p text:style-name="Standard"/>
      <text:p text:style-name="Standard">9</text:p>
      <text:p text:style-name="Standard">abbiamo anche qui comunque getMethod, getDeclaredMethod, etc..</text:p>
      <text:p text:style-name="Standard">getCode tira fuori il bytecode di un metodo, il suo body. Questo codice è ottenuto dall'HelloWorld della paccata di slide prima.</text:p>
      <text:p text:style-name="Standard"/>
      <text:p text:style-name="Standard">10</text:p>
      <text:p text:style-name="Standard">Repository è il nostro punto di ingresso per tirare fuori la nostra classe da un nome (un po' come forName di Class).</text:p>
      <text:p text:style-name="Standard"/>
      <text:p text:style-name="Standard">11</text:p>
      <text:p text:style-name="Standard">Possiamo naturalmente fare anche introspezione. Questo ne è un esempio. </text:p>
      <text:p text:style-name="Standard"/>
      <text:p text:style-name="Standard">ClassGen sarà oggetto della prossima lezione.</text:p>
      <text:p text:style-name="Standard"/>
      <text:p text:style-name="Standard"/>
      <text:p text:style-name="Standard">30/11/2021 – 9° Lezione</text:p>
      <text:p text:style-name="Standard"/>
      <text:p text:style-name="Standard">Abbiamo introdotto BCEL e le sue capacità introspettive, con un esempio su String.</text:p>
      <text:p text:style-name="Standard"/>
      <text:p text:style-name="Standard">13</text:p>
      <text:p text:style-name="Standard">La parte di introspezione non dice molto però (quella della slide prima) se non vedere il codice bytecode. Il bytecode ha una associazione 1a1 col sorgente Java, ma ancora non abbiamo visto la potenza di BCEL, ovvero manipolare e aggiungere pezzi al bytecode. Ci sono 4 package in BCEL.</text:p>
      <text:p text:style-name="Standard">Generic: riguarda la generazione. In questo jar troviamo classi (*gen) per generare una classe, i suoi attributi, metodi... Innanzitutto è ad alto livello, ovvero non dobbiamo scrivere del bytecode. La magior parte delle trasformazioni le farà BCEL per noi. Tuttavia dobbiamo sapere come funziona il bytecode per usarlo correttamente. Esempio alla slide 14. Vediamo delle costanti che rappresentano il valore che avranno i vari tipi nel bytecode.</text:p>
      <text:p text:style-name="Standard"/>
      <text:p text:style-name="Standard">15</text:p>
      <text:p text:style-name="Standard">esiste una famiglia di classi gen qualcosa per costruire varie cose, come FieldGen e MethodGen. Si tratta di elementi che ci permettono di creare tutte le cose a cui siamo già abituati, compresi meccanismi per inizializzare un campo statico. </text:p>
      <text:p text:style-name="Standard"><text:soft-page-break/></text:p>
      <text:p text:style-name="Standard">16</text:p>
      <text:p text:style-name="Standard">Altro elemento che ci interessa è il body dei metodi. BCEL ci permette di scriverlo ad alto livello, e le istruzioni sono rappresentate da oggetti. Ciascuna di esse è rappresentata da un opcode è la lunghezza in byte. Fanciulo non sono riuscito a scrivere VA TROPPO VELOCE</text:p>
      <text:p text:style-name="Standard"/>
      <text:p text:style-name="Standard">17</text:p>
      <text:p text:style-name="Standard">esempio</text:p>
      <text:p text:style-name="Standard">Generando il campo con FieldGen dico solo che quel campo sta in quel pool, ma non lo sto legando esplicitamente alla classe.</text:p>
      <text:p text:style-name="Standard">Quando una classe ha un metodo, la classe ha bisogno di uno stack per usarlo, che può avere dimensione variabile.</text:p>
      <text:p text:style-name="Standard">Con setMaxStack associamo uno stack della dimensione appropriata alla classe.</text:p>
      <text:p text:style-name="Standard">Ho capito che, se voglio aggiungere n metodi, prima definisco, per ognuno di loro, la InstructionList, il MethodGen, poi faccio setMaxStack, e poi, per ogni metodo, addMethod.</text:p>
      <text:p text:style-name="Standard"/>
      <text:p text:style-name="Standard">18</text:p>
      <text:p text:style-name="Standard">Tutto è stato fatto staticamente, cioè non siamo in esecuzione. Adesso vediamo strumenti per agire a load-time sul bytecode. Qui vogliamo usare le annotazioni per trovare e rimuovere le annotazioni e manipolare il codice. </text:p>
      <text:p text:style-name="Standard"/>
      <text:p text:style-name="Standard">19</text:p>
      <text:p text:style-name="Standard">Useremo un meccanismo di Java, gli Agent, per fare questa cosa. Di cosa si tratta? Un agent sono programmi secondari lanciati assieme al nostro programma tramite una opzione (-javaagent). Questo secondo programma può agire sul prime. La differenza tra un agente e una applicazione normale è che l'agente ha un premain, non un main, e riceve informazioni che non solo vanno a costruire lui stesso ma anche informazioni per fare instrumentazione del programma principale. Funge da adapter insomma. Per fare ciò, riceve una istanza di Instrumentation. La cosa interessante è che Instrumentation, l'oggetto, con la sua API, è eseguito sempre, che ci sia o non ci sia (in questo caso, non fa niente). Il suo protocollo insomma prevede la sua presenza e il suo uso. Nella costruzione di un applicativo OO meccanismi di Instrumentation sono normali.</text:p>
      <text:p text:style-name="Standard">Quando lancio l'applicazione associata al programma secondario, viene chiamato il premain() e poi il main() della applicazione principale. La cosa figa è che posso avere tantissimi agent, basta definire l'ordine di esecuzione. La sequenza in cui scrivo questi agent da riga di comando determina in che ordine devono essere eseguiti. Questo può creare problemi se non si fa attenzione.</text:p>
      <text:p text:style-name="Standard"/>
      <text:p text:style-name="Standard">20</text:p>
      <text:p text:style-name="Standard">Instrumentation è questa interfaccia che va implementata dallo strumento che farà insturmentazioni + alra roba che maremma cane vai più piano.</text:p>
      <text:p text:style-name="Standard"/>
      <text:p text:style-name="Standard">21</text:p>
      <text:p text:style-name="Standard">Esempio. Il premain qui presente è un caso d'uso abbastanza standard degli instrumentator.</text:p>
      <text:p text:style-name="Standard"/>
      <text:p text:style-name="Standard">22</text:p>
      <text:p text:style-name="Standard">La trasformazione è fatta dalla defineClass di ClassLoader. Ogni volta che facciamo una trasformazione, il class loader interagirà col nostro transformer. L'idea ora è sostituire annotazioni generiche con una printf.</text:p>
      <text:p text:style-name="Standard"/>
      <text:p text:style-name="Standard">23-24</text:p>
      <text:p text:style-name="Standard">GenAnnotations nel for dovrebbe essere un metodo della stringa className ma non ne sono sicuro. È implicito dice. Bah.</text:p>
      <text:p text:style-name="Standard"/>
      <text:p text:style-name="Standard"><text:soft-page-break/></text:p>
      <text:p text:style-name="Standard"/>
      <text:p text:style-name="Standard">Nuova paccata di slide con argomento completamente nuovo e dedicato alla seconda prova in itinere.</text:p>
      <text:p text:style-name="Standard"/>
      <text:p text:style-name="Standard">Parliamo di Aspect-Oriented Programming. Stiamo cercando la separation of concern, non solo in fase di design ma anche successivamente. La reflection è un meccanismo per fare ciò, L'AOP è un altro. AOP vuole ottenere questa cosa in modo più astratto della reflection. Qui avremo un nuovo layer che ci permette di definire ad alto livello le funzionalità del nostro codice. </text:p>
      <text:p text:style-name="Standard"/>
      <text:p text:style-name="Standard">2</text:p>
      <text:p text:style-name="Standard">L'AOP nasce dai “soliti tizi” che hanno analizzato Apache Tomcat, in particolare vedendo il quantitativo di codice dedicato a singole features. Se riesco a mettere tutto quello che riguarda il parsing dell'XML dentro a un file, sono contento. Ma non ci si riesce sempre. Spesso le parti relative al logging sono sparpagliate nelle varie classi. Il fatto è che sebbene sappiamo cosa è il logging e come funziona, la sua implementazione, purtroppo, sono sparpagliate in giro. Tende quindi ad andare a inquinare tutto. In gergo si chiama cross-cutting concern. Quindi, slide 3, non è modularizzato. Il problema è legato al fatto che negli ultimi 20 anni il codice si è sviluppato con la tecnologia OO, e la decomposizione OO funziona fintanto che l'oggetto che dobbiamo costruire è rappresentato da dati e operazioni su questi dati. Nomi = dati, verbi = operazioni (di solito, nel Software Engeneering). Una classe di logging però non avrebbe accesso a tutti i file di un progetto. O stiamo sbagliando noi a modellare, o il meccanismo OO non è poi così universale nel mapping delle specifiche.</text:p>
      <text:p text:style-name="Standard">Tutte le righe di codice di logging sono spesso simili, sono solo sparse ovunque.</text:p>
      <text:p text:style-name="Standard"/>
      <text:p text:style-name="Standard">4</text:p>
      <text:p text:style-name="Standard">Si tratta quindi di codice ridondante. Il vero problema è che il logger o quello che sarà, non ha un posto specifico in cui è implementato, è sparso. Devo guardare centinaia di righe di codice per avere una visione completa di quello che fa il nostro codice. Manca la “big picture”, il quadro generale. Il codice inquina il codice insomma, e questo ostacola il riuso.</text:p>
      <text:p text:style-name="Standard"/>
      <text:p text:style-name="Standard">5</text:p>
      <text:p text:style-name="Standard">Le nostre feature sono necessariamente cross-cutting in sistemi complessi. Un cross cutting concern quindi ha uno scopo chiaro e deve avere una struttura naturale. Deve essere, il logging, un blob a se stante, non qualcosa di mischiato al codice. Questa struttura va mantenuta con metodi e cose del genere. Cerchiamo allora di catturare esplicitamente la struttura di crosscutting concerns in un modo modulare e con strumenti linguistici di supporto. </text:p>
      <text:p text:style-name="Standard"/>
      <text:p text:style-name="Standard">6</text:p>
      <text:p text:style-name="Standard">Gli aspetti sono due cose: cose che fanno crosscut e oggetti che racchiudono questi maledetti crosscutting concerns in unità modulari.</text:p>
      <text:p text:style-name="Standard">Noi faremo AspectJ, una implementazione aspect-oriented per Jav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La Greca</meta:initial-creator>
    <meta:creation-date>2021-10-05T09:31:50.66</meta:creation-date>
    <dc:date>2021-11-30T11:04:39.13</dc:date>
    <dc:creator>Alessio La Greca</dc:creator>
    <meta:editing-duration>PT11H59M13S</meta:editing-duration>
    <meta:editing-cycles>312</meta:editing-cycles>
    <meta:generator>OpenOffice/4.1.10$Win32 OpenOffice.org_project/4110m2$Build-9807</meta:generator>
    <meta:document-statistic meta:table-count="0" meta:image-count="0" meta:object-count="0" meta:page-count="19" meta:paragraph-count="372" meta:word-count="8515" meta:character-count="53632"/>
  </office:meta>
</office:document-meta>
</file>